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officeooo:rsid="00076ede" officeooo:paragraph-rsid="00076ede"/>
    </style:style>
    <style:style style:name="P2" style:family="paragraph" style:parent-style-name="Heading_20_4">
      <style:text-properties officeooo:paragraph-rsid="000b3e06"/>
    </style:style>
    <style:style style:name="P3" style:family="paragraph" style:parent-style-name="Heading_20_4">
      <style:text-properties fo:font-size="12pt" fo:font-style="normal" fo:font-weight="normal" officeooo:paragraph-rsid="000b3e06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Heading_20_4">
      <style:text-properties officeooo:rsid="000b3e06" officeooo:paragraph-rsid="000b3e06"/>
    </style:style>
    <style:style style:name="P5" style:family="paragraph" style:parent-style-name="Standard">
      <style:text-properties officeooo:rsid="0000b9eb" officeooo:paragraph-rsid="0000b9eb"/>
    </style:style>
    <style:style style:name="P6" style:family="paragraph" style:parent-style-name="Standard">
      <style:paragraph-properties fo:text-align="end" style:justify-single-word="false"/>
      <style:text-properties officeooo:rsid="0000b9eb" officeooo:paragraph-rsid="0000b9eb"/>
    </style:style>
    <style:style style:name="P7" style:family="paragraph" style:parent-style-name="Text_20_body">
      <loext:graphic-properties draw:fill="solid" draw:fill-color="#ffff38"/>
      <style:paragraph-properties fo:margin-left="1cm" fo:background-color="#ffff38" fo:padding="0.049cm" fo:border="0.06pt solid #000000" style:join-border="false">
        <style:tab-stops>
          <style:tab-stop style:position="1cm"/>
        </style:tab-stops>
      </style:paragraph-properties>
      <style:text-properties style:font-name="Bitstream Vera Sans Mono" fo:font-size="10pt" style:font-size-asian="10pt" style:font-size-complex="10pt"/>
    </style:style>
    <style:style style:name="P8" style:family="paragraph" style:parent-style-name="Text_20_body">
      <style:text-properties style:font-name="Liberation Sans"/>
    </style:style>
    <style:style style:name="P9" style:family="paragraph" style:parent-style-name="Text_20_body">
      <style:text-properties style:font-name="Liberation Sans" officeooo:rsid="0005333e" officeooo:paragraph-rsid="0005333e"/>
    </style:style>
    <style:style style:name="P10" style:family="paragraph" style:parent-style-name="Text_20_body">
      <style:text-properties style:font-name="Liberation Sans" officeooo:rsid="00076ede" officeooo:paragraph-rsid="00076ede"/>
    </style:style>
    <style:style style:name="P11" style:family="paragraph" style:parent-style-name="Text_20_body">
      <style:text-properties style:font-name="Liberation Sans" officeooo:paragraph-rsid="00076ede"/>
    </style:style>
    <style:style style:name="P12" style:family="paragraph" style:parent-style-name="Text_20_body">
      <style:text-properties style:font-name="Liberation Sans" officeooo:rsid="0007fd6a" officeooo:paragraph-rsid="0009768e"/>
    </style:style>
    <style:style style:name="P13" style:family="paragraph" style:parent-style-name="Text_20_body">
      <style:text-properties style:font-name="Liberation Sans" fo:font-style="normal" officeooo:paragraph-rsid="0009768e" style:font-style-asian="normal" style:font-style-complex="normal"/>
    </style:style>
    <style:style style:name="P14" style:family="paragraph" style:parent-style-name="Text_20_body">
      <style:text-properties style:font-name="Liberation Sans" officeooo:paragraph-rsid="0007fd6a"/>
    </style:style>
    <style:style style:name="P15" style:family="paragraph" style:parent-style-name="Text_20_body">
      <style:text-properties style:font-name="Liberation Sans" officeooo:rsid="0009768e" officeooo:paragraph-rsid="0009768e"/>
    </style:style>
    <style:style style:name="P16" style:family="paragraph" style:parent-style-name="Text_20_body">
      <style:text-properties style:font-name="Liberation Sans" officeooo:rsid="000be340" officeooo:paragraph-rsid="000be340"/>
    </style:style>
    <style:style style:name="P17" style:family="paragraph" style:parent-style-name="Text_20_body">
      <style:text-properties style:font-name="Liberation Sans" officeooo:rsid="000c2b06" officeooo:paragraph-rsid="000c2b06"/>
    </style:style>
    <style:style style:name="P18" style:family="paragraph" style:parent-style-name="Text_20_body">
      <style:paragraph-properties fo:text-align="center" style:justify-single-word="false"/>
      <style:text-properties style:font-name="Liberation Sans" officeooo:rsid="000c2b06" officeooo:paragraph-rsid="000c2b06" fo:background-color="#ff4000"/>
    </style:style>
    <style:style style:name="P19" style:family="paragraph" style:parent-style-name="Text_20_body">
      <loext:graphic-properties draw:fill="solid" draw:fill-color="#ffff38"/>
      <style:paragraph-properties fo:margin-left="1cm" fo:background-color="#ffff38" fo:padding="0.049cm" fo:border="0.06pt solid #000000" style:join-border="false">
        <style:tab-stops>
          <style:tab-stop style:position="1cm"/>
        </style:tab-stops>
      </style:paragraph-properties>
      <style:text-properties officeooo:paragraph-rsid="0007fd6a"/>
    </style:style>
    <style:style style:name="P20" style:family="paragraph" style:parent-style-name="Text_20_body">
      <loext:graphic-properties draw:fill="solid" draw:fill-color="#ffff38"/>
      <style:paragraph-properties fo:margin-left="1cm" fo:background-color="#ffff38" fo:padding="0.049cm" fo:border="0.06pt solid #000000" style:join-border="false">
        <style:tab-stops>
          <style:tab-stop style:position="1cm"/>
        </style:tab-stops>
      </style:paragraph-properties>
      <style:text-properties officeooo:paragraph-rsid="0009768e"/>
    </style:style>
    <style:style style:name="T1" style:family="text">
      <style:text-properties officeooo:rsid="0000b9eb"/>
    </style:style>
    <style:style style:name="T2" style:family="text">
      <style:text-properties style:font-name="Liberation Sans" officeooo:rsid="000b3e06"/>
    </style:style>
    <style:style style:name="T3" style:family="text">
      <style:text-properties style:font-name="Liberation Sans" fo:font-size="12pt" fo:font-style="normal" fo:font-weight="normal" officeooo:rsid="0009768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officeooo:rsid="00016c2c"/>
    </style:style>
    <style:style style:name="T6" style:family="text">
      <style:text-properties officeooo:rsid="0001eaa5"/>
    </style:style>
    <style:style style:name="T7" style:family="text">
      <style:text-properties officeooo:rsid="00038c77"/>
    </style:style>
    <style:style style:name="T8" style:family="text">
      <style:text-properties officeooo:rsid="0005333e"/>
    </style:style>
    <style:style style:name="T9" style:family="text">
      <style:text-properties officeooo:rsid="00066b3f"/>
    </style:style>
    <style:style style:name="T10" style:family="text">
      <style:text-properties officeooo:rsid="00076ede"/>
    </style:style>
    <style:style style:name="T11" style:family="text">
      <style:text-properties officeooo:rsid="0005333e" fo:background-color="#81d41a" loext:char-shading-value="0"/>
    </style:style>
    <style:style style:name="T12" style:family="text">
      <style:text-properties officeooo:rsid="00076ede" fo:background-color="#81d41a" loext:char-shading-value="0"/>
    </style:style>
    <style:style style:name="T13" style:family="text">
      <style:text-properties fo:background-color="#81d41a" loext:char-shading-value="0"/>
    </style:style>
    <style:style style:name="T14" style:family="text">
      <style:text-properties officeooo:rsid="00066b3f" fo:background-color="#81d41a" loext:char-shading-value="0"/>
    </style:style>
    <style:style style:name="T15" style:family="text">
      <style:text-properties officeooo:rsid="0007fd6a" fo:background-color="#81d41a" loext:char-shading-value="0"/>
    </style:style>
    <style:style style:name="T16" style:family="text">
      <style:text-properties officeooo:rsid="0007fd6a"/>
    </style:style>
    <style:style style:name="T17" style:family="text">
      <style:text-properties style:font-name="Bitstream Vera Sans Mono" fo:font-size="10pt" officeooo:rsid="0007fd6a" style:font-size-asian="10pt" style:font-size-complex="10pt"/>
    </style:style>
    <style:style style:name="T18" style:family="text">
      <style:text-properties style:font-name="Bitstream Vera Sans Mono" fo:font-size="10pt" officeooo:rsid="0009768e" style:font-size-asian="10pt" style:font-size-complex="10pt"/>
    </style:style>
    <style:style style:name="T19" style:family="text">
      <style:text-properties style:font-name="Bitstream Vera Sans Mono" fo:font-size="10pt" officeooo:rsid="000b3e06" style:font-size-asian="10pt" style:font-size-complex="10pt"/>
    </style:style>
    <style:style style:name="T20" style:family="text">
      <style:text-properties officeooo:rsid="0009768e"/>
    </style:style>
    <style:style style:name="T21" style:family="text">
      <style:text-properties fo:font-style="italic" officeooo:rsid="0005333e" style:font-style-asian="italic" style:font-style-complex="italic"/>
    </style:style>
    <style:style style:name="T22" style:family="text">
      <style:text-properties officeooo:rsid="000b3e06"/>
    </style:style>
    <style:style style:name="T23" style:family="text">
      <style:text-properties officeooo:rsid="000be3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 0.1 27<text:span text:style-name="T4">th</text:span> Jan 2005</text:p>
      <text:p text:style-name="Title">FlicFlac AI Implementation</text:p>
      <text:p text:style-name="P5"/>
      <text:h text:style-name="Heading_20_4" text:outline-level="4"><text:span text:style-name="T1">01: </text:span><text:span text:style-name="T8">Initial Role</text:span></text:h>
      <text:p text:style-name="P8">On start up the AI <text:span text:style-name="T8">Player</text:span><text:span text:style-name="T7"> </text:span><text:span text:style-name="T5">should</text:span> adopt an initial role <text:span text:style-name="T1">according to this pseudo code:</text:span></text:p>
      <text:p text:style-name="P7">if NameOfAI &lt; NameOfOpponent then <text:line-break/> <text:s/>AI = Initiator // th<text:span text:style-name="T6">is </text:span><text:span text:style-name="T8">player entity</text:span> attempts to make the connection in peerJS<text:line-break/>else<text:line-break/> <text:s/>AI = Responder // th<text:span text:style-name="T6">is </text:span><text:span text:style-name="T8">player </text:span><text:span text:style-name="T6">entity </text:span>listens for a connection on peerJS<text:line-break/>end if</text:p>
      <text:h text:style-name="Heading_20_4" text:outline-level="4">02: Initial Parameters</text:h>
      <text:p text:style-name="P11"><text:span text:style-name="T7">The parameters </text:span><text:span text:style-name="T8">for the AI</text:span><text:span text:style-name="T7"> </text:span><text:span text:style-name="T8">(check </text:span><text:span text:style-name="T11">shared/src/PlayerParams.scala : </text:span><text:span text:style-name="T12">PlayerParams</text:span><text:span text:style-name="T8">), should be set to the non-AI selection. </text:span><text:span text:style-name="T21">NB Special Case: If both Player1 and Player2 are AI then take Player 1 parameters</text:span></text:p>
      <text:p text:style-name="P13"><text:span text:style-name="T20">An initial FlicFlacGameModel can be created using </text:span></text:p>
      <text:p text:style-name="P20"><text:span text:style-name="T17">val </text:span><text:span text:style-name="T18">model</text:span><text:span text:style-name="T17"> = new </text:span><text:span text:style-name="T18">FlicFlacGameModel()</text:span></text:p>
      <text:p text:style-name="P12">… <text:span text:style-name="T20">then populate various fields according to PlayerParams.</text:span></text:p>
      <text:h text:style-name="P1" text:outline-level="4">03: Maintaining Names and Piece Type <text:span text:style-name="T20">during communications</text:span></text:h>
      <text:p text:style-name="P10">Any inbound peerJS message will be an encoded version of the remote player’s FlicFlacGameModel. Three fields must be adjusted before any processing can occur. Use <text:span text:style-name="T13">shared/src/FlicFlacGameModel.scala : ConvertRxGameModel()</text:span> to achieve this.</text:p>
      <text:h text:style-name="Heading_20_4" text:outline-level="4">0<text:span text:style-name="T10">4</text:span>: Initial Bootstrap State Machines</text:h>
      <text:p text:style-name="P9"><text:span text:style-name="T22">The first goal for the AI must be to complete the bootstrap process. </text:span>The “Initiator” state machine and “Responder” state machine for human players are detailed in <text:span text:style-name="T13">client/src/SceneParams.scala</text:span>. <text:span text:style-name="T9">The AI needs to mimic these state machines in order to transition through the boot strap game states (</text:span><text:span text:style-name="T14">shared/src/FlicFlacGameModel.scala : START_CON1 … START_CON8</text:span><text:span text:style-name="T9">) to arrive at game state </text:span><text:span text:style-name="T14">CYLINDER_TURN</text:span><text:span text:style-name="T9">. These state machines are tied to Indigo and PeerJS so inclusion </text:span><text:span text:style-name="T10">as a </text:span><text:span text:style-name="T9">shared </text:span><text:span text:style-name="T10">resource</text:span><text:span text:style-name="T9"> was prohibited.</text:span></text:p>
      <text:h text:style-name="Heading_20_4" text:outline-level="4">05: Establishing the Hex Board for the AI</text:h>
      <text:p text:style-name="P14"><text:span text:style-name="T16">Use the following code and the board size values at the top of </text:span><text:span text:style-name="T15">shared/src/HexBoard.scala</text:span><text:span text:style-name="T16"> to establish the </text:span><text:span text:style-name="T20">h</text:span><text:span text:style-name="T16">ex</text:span><text:span text:style-name="T20">agonal</text:span><text:span text:style-name="T16"> </text:span><text:span text:style-name="T20">b</text:span><text:span text:style-name="T16">oard. </text:span><text:span text:style-name="T20">This will give the correct size, coordinate system, coloured hexagons and extra home hexagons.</text:span></text:p>
      <text:p text:style-name="P19"><text:span text:style-name="T17">val hexBoard = new HexBoard()<text:line-break/>hexBoard.forge(n) // where n is the size of the board</text:span></text:p>
      <text:h text:style-name="P3" text:outline-level="4"><text:span text:style-name="T2">Please refer to the four accompanying PNG files that show the coordinate system for further detail.</text:span></text:h>
      <text:h text:style-name="P2" text:outline-level="4">06: Summoning the Pieces <text:span text:style-name="T22">for the AI</text:span></text:h>
      <text:p text:style-name="P15">Use the following code to establish the 12 playing pieces <text:span text:style-name="T22">(in the model) at</text:span> their starting positions. All the functions needed to manipulate these pieces are supplied in <text:span text:style-name="T13">shared/src/Piece.scala &amp; Pieces.scala</text:span></text:p>
      <text:p text:style-name="P20"><text:span text:style-name="T17">v</text:span><text:span text:style-name="T19">al startingPieces = model.pieces.summonPieces(hexBoard)</text:span><text:span text:style-name="T17"><text:line-break/></text:span><text:span text:style-name="T19">val newModel = model.copy(pieces = startingPieces)</text:span></text:p>
      <text:h text:style-name="P4" text:outline-level="4"><text:soft-page-break/>07: <text:span text:style-name="T23">The </text:span>AI Turn</text:h>
      <text:p text:style-name="P18">UNDER CONSTRUCTION</text:p>
      <text:p text:style-name="P16">ConvertRxGameModel()</text:p>
      <text:p text:style-name="P16">newTurn() </text:p>
      <text:p text:style-name="P17">pieceSelect</text:p>
      <text:p text:style-name="P16">calculatePossibleMoves()</text:p>
      <text:p text:style-name="P17">Melee.comba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1:52:33.430150160</meta:creation-date>
    <dc:date>2025-01-27T19:09:28.877769168</dc:date>
    <meta:editing-duration>PT38M1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28" meta:word-count="365" meta:character-count="2437" meta:non-whitespace-character-count="2093"/>
  </office:meta>
</office:document-meta>
</file>